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0.73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EED_0" table:style-name="ta1">
        <table:shapes>
          <draw:frame draw:z-index="0" draw:style-name="gr1" draw:text-style-name="P1" svg:width="267.09mm" svg:height="166.01mm" svg:x="1.09mm" svg:y="55.25mm">
            <loext:p draw:notify-on-update-of-ranges="SEED_0.A4:SEED_0.CX4 SEED_0.A5:SEED_0.CX5 SEED_0.A6:SEED_0.CX6 SEED_0.A7:SEED_0.CX7 SEED_0.A8:SEED_0.CX8 SEED_0.A9:SEED_0.CX9 SEED_0.A10:SEED_0.CX10 SEED_0.A11:SEED_0.CX11 SEED_0.A12:SEED_0.CX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74" table:default-cell-style-name="Default"/>
        <table:table-column table:style-name="co5" table:number-columns-repeated="21" table:default-cell-style-name="Default"/>
        <table:table-row table:style-name="ro1">
          <table:table-cell office:value-type="string" calcext:value-type="string">
            <text:p>PARALLEL MERGE - SEED 0</text:p>
          </table:table-cell>
          <table:table-cell table:number-columns-repeated="101"/>
        </table:table-row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office:value-type="string" calcext:value-type="string">
            <text:p>ITER_INCR</text:p>
          </table:table-cell>
          <table:table-cell table:number-columns-repeated="95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5"/>
        </table:table-row>
        <table:table-row table:style-name="ro1">
          <table:table-cell office:value-type="float" office:value="829083000" calcext:value-type="float">
            <text:p>829083000</text:p>
          </table:table-cell>
          <table:table-cell office:value-type="float" office:value="829872000" calcext:value-type="float">
            <text:p>829872000</text:p>
          </table:table-cell>
          <table:table-cell office:value-type="float" office:value="829349000" calcext:value-type="float">
            <text:p>829349000</text:p>
          </table:table-cell>
          <table:table-cell office:value-type="float" office:value="829451000" calcext:value-type="float">
            <text:p>829451000</text:p>
          </table:table-cell>
          <table:table-cell office:value-type="float" office:value="829648000" calcext:value-type="float">
            <text:p>829648000</text:p>
          </table:table-cell>
          <table:table-cell office:value-type="float" office:value="829193000" calcext:value-type="float">
            <text:p>829193000</text:p>
          </table:table-cell>
          <table:table-cell office:value-type="float" office:value="829462000" calcext:value-type="float">
            <text:p>829462000</text:p>
          </table:table-cell>
          <table:table-cell office:value-type="float" office:value="829192000" calcext:value-type="float">
            <text:p>829192000</text:p>
          </table:table-cell>
          <table:table-cell office:value-type="float" office:value="829157000" calcext:value-type="float">
            <text:p>829157000</text:p>
          </table:table-cell>
          <table:table-cell office:value-type="float" office:value="829257000" calcext:value-type="float">
            <text:p>829257000</text:p>
          </table:table-cell>
          <table:table-cell office:value-type="float" office:value="829303000" calcext:value-type="float">
            <text:p>829303000</text:p>
          </table:table-cell>
          <table:table-cell office:value-type="float" office:value="829387000" calcext:value-type="float">
            <text:p>829387000</text:p>
          </table:table-cell>
          <table:table-cell office:value-type="float" office:value="828426000" calcext:value-type="float">
            <text:p>828426000</text:p>
          </table:table-cell>
          <table:table-cell office:value-type="float" office:value="829237000" calcext:value-type="float">
            <text:p>829237000</text:p>
          </table:table-cell>
          <table:table-cell office:value-type="float" office:value="829627000" calcext:value-type="float">
            <text:p>829627000</text:p>
          </table:table-cell>
          <table:table-cell office:value-type="float" office:value="829561000" calcext:value-type="float">
            <text:p>829561000</text:p>
          </table:table-cell>
          <table:table-cell office:value-type="float" office:value="829292000" calcext:value-type="float">
            <text:p>829292000</text:p>
          </table:table-cell>
          <table:table-cell office:value-type="float" office:value="829328000" calcext:value-type="float">
            <text:p>829328000</text:p>
          </table:table-cell>
          <table:table-cell office:value-type="float" office:value="829421000" calcext:value-type="float">
            <text:p>829421000</text:p>
          </table:table-cell>
          <table:table-cell office:value-type="float" office:value="828971000" calcext:value-type="float">
            <text:p>828971000</text:p>
          </table:table-cell>
          <table:table-cell office:value-type="float" office:value="834096000" calcext:value-type="float">
            <text:p>834096000</text:p>
          </table:table-cell>
          <table:table-cell office:value-type="float" office:value="834060000" calcext:value-type="float">
            <text:p>834060000</text:p>
          </table:table-cell>
          <table:table-cell office:value-type="float" office:value="834086000" calcext:value-type="float">
            <text:p>834086000</text:p>
          </table:table-cell>
          <table:table-cell office:value-type="float" office:value="834056000" calcext:value-type="float">
            <text:p>834056000</text:p>
          </table:table-cell>
          <table:table-cell office:value-type="float" office:value="834187000" calcext:value-type="float">
            <text:p>834187000</text:p>
          </table:table-cell>
          <table:table-cell office:value-type="float" office:value="834082000" calcext:value-type="float">
            <text:p>834082000</text:p>
          </table:table-cell>
          <table:table-cell office:value-type="float" office:value="834094000" calcext:value-type="float">
            <text:p>834094000</text:p>
          </table:table-cell>
          <table:table-cell office:value-type="float" office:value="833987000" calcext:value-type="float">
            <text:p>833987000</text:p>
          </table:table-cell>
          <table:table-cell office:value-type="float" office:value="834056000" calcext:value-type="float">
            <text:p>834056000</text:p>
          </table:table-cell>
          <table:table-cell office:value-type="float" office:value="834128000" calcext:value-type="float">
            <text:p>834128000</text:p>
          </table:table-cell>
          <table:table-cell office:value-type="float" office:value="834084000" calcext:value-type="float">
            <text:p>834084000</text:p>
          </table:table-cell>
          <table:table-cell office:value-type="float" office:value="834146000" calcext:value-type="float">
            <text:p>834146000</text:p>
          </table:table-cell>
          <table:table-cell office:value-type="float" office:value="834158000" calcext:value-type="float">
            <text:p>834158000</text:p>
          </table:table-cell>
          <table:table-cell office:value-type="float" office:value="833987000" calcext:value-type="float">
            <text:p>833987000</text:p>
          </table:table-cell>
          <table:table-cell office:value-type="float" office:value="833990000" calcext:value-type="float">
            <text:p>833990000</text:p>
          </table:table-cell>
          <table:table-cell office:value-type="float" office:value="834121000" calcext:value-type="float">
            <text:p>834121000</text:p>
          </table:table-cell>
          <table:table-cell office:value-type="float" office:value="833990000" calcext:value-type="float">
            <text:p>833990000</text:p>
          </table:table-cell>
          <table:table-cell office:value-type="float" office:value="834099000" calcext:value-type="float">
            <text:p>834099000</text:p>
          </table:table-cell>
          <table:table-cell office:value-type="float" office:value="834010000" calcext:value-type="float">
            <text:p>834010000</text:p>
          </table:table-cell>
          <table:table-cell office:value-type="float" office:value="833990000" calcext:value-type="float">
            <text:p>833990000</text:p>
          </table:table-cell>
          <table:table-cell office:value-type="float" office:value="834952000" calcext:value-type="float">
            <text:p>834952000</text:p>
          </table:table-cell>
          <table:table-cell office:value-type="float" office:value="834986000" calcext:value-type="float">
            <text:p>834986000</text:p>
          </table:table-cell>
          <table:table-cell office:value-type="float" office:value="834964000" calcext:value-type="float">
            <text:p>834964000</text:p>
          </table:table-cell>
          <table:table-cell office:value-type="float" office:value="834958000" calcext:value-type="float">
            <text:p>834958000</text:p>
          </table:table-cell>
          <table:table-cell office:value-type="float" office:value="834950000" calcext:value-type="float">
            <text:p>834950000</text:p>
          </table:table-cell>
          <table:table-cell office:value-type="float" office:value="834975000" calcext:value-type="float">
            <text:p>834975000</text:p>
          </table:table-cell>
          <table:table-cell office:value-type="float" office:value="834956000" calcext:value-type="float">
            <text:p>834956000</text:p>
          </table:table-cell>
          <table:table-cell office:value-type="float" office:value="834953000" calcext:value-type="float">
            <text:p>834953000</text:p>
          </table:table-cell>
          <table:table-cell office:value-type="float" office:value="834971000" calcext:value-type="float">
            <text:p>834971000</text:p>
          </table:table-cell>
          <table:table-cell office:value-type="float" office:value="834968000" calcext:value-type="float">
            <text:p>834968000</text:p>
          </table:table-cell>
          <table:table-cell office:value-type="float" office:value="834960000" calcext:value-type="float">
            <text:p>834960000</text:p>
          </table:table-cell>
          <table:table-cell office:value-type="float" office:value="834967000" calcext:value-type="float">
            <text:p>834967000</text:p>
          </table:table-cell>
          <table:table-cell office:value-type="float" office:value="834960000" calcext:value-type="float">
            <text:p>834960000</text:p>
          </table:table-cell>
          <table:table-cell office:value-type="float" office:value="834959000" calcext:value-type="float">
            <text:p>834959000</text:p>
          </table:table-cell>
          <table:table-cell office:value-type="float" office:value="834985000" calcext:value-type="float">
            <text:p>834985000</text:p>
          </table:table-cell>
          <table:table-cell office:value-type="float" office:value="834962000" calcext:value-type="float">
            <text:p>834962000</text:p>
          </table:table-cell>
          <table:table-cell office:value-type="float" office:value="834970000" calcext:value-type="float">
            <text:p>834970000</text:p>
          </table:table-cell>
          <table:table-cell office:value-type="float" office:value="834967000" calcext:value-type="float">
            <text:p>834967000</text:p>
          </table:table-cell>
          <table:table-cell office:value-type="float" office:value="834955000" calcext:value-type="float">
            <text:p>834955000</text:p>
          </table:table-cell>
          <table:table-cell office:value-type="float" office:value="834948000" calcext:value-type="float">
            <text:p>834948000</text:p>
          </table:table-cell>
          <table:table-cell table:number-columns-repeated="20" office:value-type="float" office:value="835071000" calcext:value-type="float">
            <text:p>835071000</text:p>
          </table:table-cell>
          <table:table-cell office:value-type="float" office:value="836267000" calcext:value-type="float">
            <text:p>836267000</text:p>
          </table:table-cell>
          <table:table-cell table:number-columns-repeated="21"/>
        </table:table-row>
        <table:table-row table:style-name="ro1">
          <table:table-cell table:number-columns-repeated="102"/>
        </table:table-row>
        <table:table-row table:style-name="ro1">
          <table:table-cell office:value-type="float" office:value="817989000" calcext:value-type="float">
            <text:p>817989000</text:p>
          </table:table-cell>
          <table:table-cell office:value-type="float" office:value="819596000" calcext:value-type="float">
            <text:p>819596000</text:p>
          </table:table-cell>
          <table:table-cell office:value-type="float" office:value="817473000" calcext:value-type="float">
            <text:p>817473000</text:p>
          </table:table-cell>
          <table:table-cell office:value-type="float" office:value="818501000" calcext:value-type="float">
            <text:p>818501000</text:p>
          </table:table-cell>
          <table:table-cell office:value-type="float" office:value="817138000" calcext:value-type="float">
            <text:p>817138000</text:p>
          </table:table-cell>
          <table:table-cell office:value-type="float" office:value="816585000" calcext:value-type="float">
            <text:p>816585000</text:p>
          </table:table-cell>
          <table:table-cell office:value-type="float" office:value="817255000" calcext:value-type="float">
            <text:p>817255000</text:p>
          </table:table-cell>
          <table:table-cell office:value-type="float" office:value="816168000" calcext:value-type="float">
            <text:p>816168000</text:p>
          </table:table-cell>
          <table:table-cell office:value-type="float" office:value="816906000" calcext:value-type="float">
            <text:p>816906000</text:p>
          </table:table-cell>
          <table:table-cell office:value-type="float" office:value="818043000" calcext:value-type="float">
            <text:p>818043000</text:p>
          </table:table-cell>
          <table:table-cell office:value-type="float" office:value="818158000" calcext:value-type="float">
            <text:p>818158000</text:p>
          </table:table-cell>
          <table:table-cell office:value-type="float" office:value="817704000" calcext:value-type="float">
            <text:p>817704000</text:p>
          </table:table-cell>
          <table:table-cell office:value-type="float" office:value="817791000" calcext:value-type="float">
            <text:p>817791000</text:p>
          </table:table-cell>
          <table:table-cell office:value-type="float" office:value="817632000" calcext:value-type="float">
            <text:p>817632000</text:p>
          </table:table-cell>
          <table:table-cell office:value-type="float" office:value="817090000" calcext:value-type="float">
            <text:p>817090000</text:p>
          </table:table-cell>
          <table:table-cell office:value-type="float" office:value="818545000" calcext:value-type="float">
            <text:p>818545000</text:p>
          </table:table-cell>
          <table:table-cell office:value-type="float" office:value="818171000" calcext:value-type="float">
            <text:p>818171000</text:p>
          </table:table-cell>
          <table:table-cell office:value-type="float" office:value="818501000" calcext:value-type="float">
            <text:p>818501000</text:p>
          </table:table-cell>
          <table:table-cell office:value-type="float" office:value="817062000" calcext:value-type="float">
            <text:p>817062000</text:p>
          </table:table-cell>
          <table:table-cell office:value-type="float" office:value="818079000" calcext:value-type="float">
            <text:p>818079000</text:p>
          </table:table-cell>
          <table:table-cell office:value-type="float" office:value="817801000" calcext:value-type="float">
            <text:p>817801000</text:p>
          </table:table-cell>
          <table:table-cell office:value-type="float" office:value="816850000" calcext:value-type="float">
            <text:p>816850000</text:p>
          </table:table-cell>
          <table:table-cell office:value-type="float" office:value="817747000" calcext:value-type="float">
            <text:p>817747000</text:p>
          </table:table-cell>
          <table:table-cell office:value-type="float" office:value="817147000" calcext:value-type="float">
            <text:p>817147000</text:p>
          </table:table-cell>
          <table:table-cell office:value-type="float" office:value="818897000" calcext:value-type="float">
            <text:p>818897000</text:p>
          </table:table-cell>
          <table:table-cell office:value-type="float" office:value="817315000" calcext:value-type="float">
            <text:p>817315000</text:p>
          </table:table-cell>
          <table:table-cell office:value-type="float" office:value="816242000" calcext:value-type="float">
            <text:p>816242000</text:p>
          </table:table-cell>
          <table:table-cell office:value-type="float" office:value="816968000" calcext:value-type="float">
            <text:p>816968000</text:p>
          </table:table-cell>
          <table:table-cell office:value-type="float" office:value="816732000" calcext:value-type="float">
            <text:p>816732000</text:p>
          </table:table-cell>
          <table:table-cell office:value-type="float" office:value="817316000" calcext:value-type="float">
            <text:p>817316000</text:p>
          </table:table-cell>
          <table:table-cell office:value-type="float" office:value="818424000" calcext:value-type="float">
            <text:p>818424000</text:p>
          </table:table-cell>
          <table:table-cell office:value-type="float" office:value="817735000" calcext:value-type="float">
            <text:p>817735000</text:p>
          </table:table-cell>
          <table:table-cell office:value-type="float" office:value="818719000" calcext:value-type="float">
            <text:p>818719000</text:p>
          </table:table-cell>
          <table:table-cell office:value-type="float" office:value="816511000" calcext:value-type="float">
            <text:p>816511000</text:p>
          </table:table-cell>
          <table:table-cell office:value-type="float" office:value="819187000" calcext:value-type="float">
            <text:p>819187000</text:p>
          </table:table-cell>
          <table:table-cell office:value-type="float" office:value="818349000" calcext:value-type="float">
            <text:p>818349000</text:p>
          </table:table-cell>
          <table:table-cell office:value-type="float" office:value="816536000" calcext:value-type="float">
            <text:p>816536000</text:p>
          </table:table-cell>
          <table:table-cell office:value-type="float" office:value="819814000" calcext:value-type="float">
            <text:p>819814000</text:p>
          </table:table-cell>
          <table:table-cell office:value-type="float" office:value="817383000" calcext:value-type="float">
            <text:p>817383000</text:p>
          </table:table-cell>
          <table:table-cell office:value-type="float" office:value="817747000" calcext:value-type="float">
            <text:p>817747000</text:p>
          </table:table-cell>
          <table:table-cell office:value-type="float" office:value="828122000" calcext:value-type="float">
            <text:p>828122000</text:p>
          </table:table-cell>
          <table:table-cell office:value-type="float" office:value="827915000" calcext:value-type="float">
            <text:p>827915000</text:p>
          </table:table-cell>
          <table:table-cell office:value-type="float" office:value="828042000" calcext:value-type="float">
            <text:p>828042000</text:p>
          </table:table-cell>
          <table:table-cell office:value-type="float" office:value="827915000" calcext:value-type="float">
            <text:p>827915000</text:p>
          </table:table-cell>
          <table:table-cell office:value-type="float" office:value="828064000" calcext:value-type="float">
            <text:p>828064000</text:p>
          </table:table-cell>
          <table:table-cell office:value-type="float" office:value="827901000" calcext:value-type="float">
            <text:p>827901000</text:p>
          </table:table-cell>
          <table:table-cell office:value-type="float" office:value="827922000" calcext:value-type="float">
            <text:p>827922000</text:p>
          </table:table-cell>
          <table:table-cell office:value-type="float" office:value="827925000" calcext:value-type="float">
            <text:p>827925000</text:p>
          </table:table-cell>
          <table:table-cell office:value-type="float" office:value="827909000" calcext:value-type="float">
            <text:p>827909000</text:p>
          </table:table-cell>
          <table:table-cell office:value-type="float" office:value="827979000" calcext:value-type="float">
            <text:p>827979000</text:p>
          </table:table-cell>
          <table:table-cell office:value-type="float" office:value="827907000" calcext:value-type="float">
            <text:p>827907000</text:p>
          </table:table-cell>
          <table:table-cell office:value-type="float" office:value="827922000" calcext:value-type="float">
            <text:p>827922000</text:p>
          </table:table-cell>
          <table:table-cell office:value-type="float" office:value="827910000" calcext:value-type="float">
            <text:p>827910000</text:p>
          </table:table-cell>
          <table:table-cell office:value-type="float" office:value="827927000" calcext:value-type="float">
            <text:p>827927000</text:p>
          </table:table-cell>
          <table:table-cell office:value-type="float" office:value="827897000" calcext:value-type="float">
            <text:p>827897000</text:p>
          </table:table-cell>
          <table:table-cell office:value-type="float" office:value="827992000" calcext:value-type="float">
            <text:p>827992000</text:p>
          </table:table-cell>
          <table:table-cell office:value-type="float" office:value="827956000" calcext:value-type="float">
            <text:p>827956000</text:p>
          </table:table-cell>
          <table:table-cell office:value-type="float" office:value="827979000" calcext:value-type="float">
            <text:p>827979000</text:p>
          </table:table-cell>
          <table:table-cell office:value-type="float" office:value="827952000" calcext:value-type="float">
            <text:p>827952000</text:p>
          </table:table-cell>
          <table:table-cell office:value-type="float" office:value="828088000" calcext:value-type="float">
            <text:p>828088000</text:p>
          </table:table-cell>
          <table:table-cell office:value-type="float" office:value="829095000" calcext:value-type="float">
            <text:p>829095000</text:p>
          </table:table-cell>
          <table:table-cell office:value-type="float" office:value="829087000" calcext:value-type="float">
            <text:p>829087000</text:p>
          </table:table-cell>
          <table:table-cell office:value-type="float" office:value="829140000" calcext:value-type="float">
            <text:p>829140000</text:p>
          </table:table-cell>
          <table:table-cell office:value-type="float" office:value="829150000" calcext:value-type="float">
            <text:p>829150000</text:p>
          </table:table-cell>
          <table:table-cell office:value-type="float" office:value="829361000" calcext:value-type="float">
            <text:p>829361000</text:p>
          </table:table-cell>
          <table:table-cell office:value-type="float" office:value="829008000" calcext:value-type="float">
            <text:p>829008000</text:p>
          </table:table-cell>
          <table:table-cell office:value-type="float" office:value="829154000" calcext:value-type="float">
            <text:p>829154000</text:p>
          </table:table-cell>
          <table:table-cell office:value-type="float" office:value="829172000" calcext:value-type="float">
            <text:p>829172000</text:p>
          </table:table-cell>
          <table:table-cell office:value-type="float" office:value="829265000" calcext:value-type="float">
            <text:p>829265000</text:p>
          </table:table-cell>
          <table:table-cell office:value-type="float" office:value="829310000" calcext:value-type="float">
            <text:p>829310000</text:p>
          </table:table-cell>
          <table:table-cell office:value-type="float" office:value="829146000" calcext:value-type="float">
            <text:p>829146000</text:p>
          </table:table-cell>
          <table:table-cell office:value-type="float" office:value="829059000" calcext:value-type="float">
            <text:p>829059000</text:p>
          </table:table-cell>
          <table:table-cell office:value-type="float" office:value="829087000" calcext:value-type="float">
            <text:p>829087000</text:p>
          </table:table-cell>
          <table:table-cell office:value-type="float" office:value="829164000" calcext:value-type="float">
            <text:p>829164000</text:p>
          </table:table-cell>
          <table:table-cell office:value-type="float" office:value="829215000" calcext:value-type="float">
            <text:p>829215000</text:p>
          </table:table-cell>
          <table:table-cell office:value-type="float" office:value="829116000" calcext:value-type="float">
            <text:p>829116000</text:p>
          </table:table-cell>
          <table:table-cell office:value-type="float" office:value="829143000" calcext:value-type="float">
            <text:p>829143000</text:p>
          </table:table-cell>
          <table:table-cell office:value-type="float" office:value="829396000" calcext:value-type="float">
            <text:p>829396000</text:p>
          </table:table-cell>
          <table:table-cell office:value-type="float" office:value="829609000" calcext:value-type="float">
            <text:p>829609000</text:p>
          </table:table-cell>
          <table:table-cell office:value-type="float" office:value="829143000" calcext:value-type="float">
            <text:p>829143000</text:p>
          </table:table-cell>
          <table:table-cell office:value-type="float" office:value="836267000" calcext:value-type="float">
            <text:p>836267000</text:p>
          </table:table-cell>
          <table:table-cell table:number-columns-repeated="21"/>
        </table:table-row>
        <table:table-row table:style-name="ro1">
          <table:table-cell table:number-columns-repeated="102"/>
        </table:table-row>
        <table:table-row table:style-name="ro1">
          <table:table-cell office:value-type="float" office:value="822723000" calcext:value-type="float">
            <text:p>822723000</text:p>
          </table:table-cell>
          <table:table-cell office:value-type="float" office:value="822244000" calcext:value-type="float">
            <text:p>822244000</text:p>
          </table:table-cell>
          <table:table-cell office:value-type="float" office:value="822328000" calcext:value-type="float">
            <text:p>822328000</text:p>
          </table:table-cell>
          <table:table-cell office:value-type="float" office:value="823276000" calcext:value-type="float">
            <text:p>823276000</text:p>
          </table:table-cell>
          <table:table-cell office:value-type="float" office:value="823698000" calcext:value-type="float">
            <text:p>823698000</text:p>
          </table:table-cell>
          <table:table-cell office:value-type="float" office:value="823068000" calcext:value-type="float">
            <text:p>823068000</text:p>
          </table:table-cell>
          <table:table-cell office:value-type="float" office:value="823541000" calcext:value-type="float">
            <text:p>823541000</text:p>
          </table:table-cell>
          <table:table-cell office:value-type="float" office:value="823816000" calcext:value-type="float">
            <text:p>823816000</text:p>
          </table:table-cell>
          <table:table-cell office:value-type="float" office:value="822787000" calcext:value-type="float">
            <text:p>822787000</text:p>
          </table:table-cell>
          <table:table-cell office:value-type="float" office:value="822728000" calcext:value-type="float">
            <text:p>822728000</text:p>
          </table:table-cell>
          <table:table-cell office:value-type="float" office:value="822986000" calcext:value-type="float">
            <text:p>822986000</text:p>
          </table:table-cell>
          <table:table-cell office:value-type="float" office:value="822953000" calcext:value-type="float">
            <text:p>822953000</text:p>
          </table:table-cell>
          <table:table-cell office:value-type="float" office:value="822841000" calcext:value-type="float">
            <text:p>822841000</text:p>
          </table:table-cell>
          <table:table-cell office:value-type="float" office:value="823847000" calcext:value-type="float">
            <text:p>823847000</text:p>
          </table:table-cell>
          <table:table-cell office:value-type="float" office:value="822322000" calcext:value-type="float">
            <text:p>822322000</text:p>
          </table:table-cell>
          <table:table-cell office:value-type="float" office:value="824064000" calcext:value-type="float">
            <text:p>824064000</text:p>
          </table:table-cell>
          <table:table-cell office:value-type="float" office:value="822696000" calcext:value-type="float">
            <text:p>822696000</text:p>
          </table:table-cell>
          <table:table-cell office:value-type="float" office:value="822999000" calcext:value-type="float">
            <text:p>822999000</text:p>
          </table:table-cell>
          <table:table-cell office:value-type="float" office:value="822430000" calcext:value-type="float">
            <text:p>822430000</text:p>
          </table:table-cell>
          <table:table-cell office:value-type="float" office:value="822640000" calcext:value-type="float">
            <text:p>822640000</text:p>
          </table:table-cell>
          <table:table-cell table:number-columns-repeated="20" office:value-type="float" office:value="829421000" calcext:value-type="float">
            <text:p>829421000</text:p>
          </table:table-cell>
          <table:table-cell office:value-type="float" office:value="830619000" calcext:value-type="float">
            <text:p>830619000</text:p>
          </table:table-cell>
          <table:table-cell office:value-type="float" office:value="830600000" calcext:value-type="float">
            <text:p>830600000</text:p>
          </table:table-cell>
          <table:table-cell office:value-type="float" office:value="830911000" calcext:value-type="float">
            <text:p>830911000</text:p>
          </table:table-cell>
          <table:table-cell office:value-type="float" office:value="830845000" calcext:value-type="float">
            <text:p>830845000</text:p>
          </table:table-cell>
          <table:table-cell office:value-type="float" office:value="831194000" calcext:value-type="float">
            <text:p>831194000</text:p>
          </table:table-cell>
          <table:table-cell office:value-type="float" office:value="830612000" calcext:value-type="float">
            <text:p>830612000</text:p>
          </table:table-cell>
          <table:table-cell office:value-type="float" office:value="830621000" calcext:value-type="float">
            <text:p>830621000</text:p>
          </table:table-cell>
          <table:table-cell office:value-type="float" office:value="830831000" calcext:value-type="float">
            <text:p>830831000</text:p>
          </table:table-cell>
          <table:table-cell office:value-type="float" office:value="830788000" calcext:value-type="float">
            <text:p>830788000</text:p>
          </table:table-cell>
          <table:table-cell office:value-type="float" office:value="830897000" calcext:value-type="float">
            <text:p>830897000</text:p>
          </table:table-cell>
          <table:table-cell office:value-type="float" office:value="830550000" calcext:value-type="float">
            <text:p>830550000</text:p>
          </table:table-cell>
          <table:table-cell office:value-type="float" office:value="830492000" calcext:value-type="float">
            <text:p>830492000</text:p>
          </table:table-cell>
          <table:table-cell office:value-type="float" office:value="830943000" calcext:value-type="float">
            <text:p>830943000</text:p>
          </table:table-cell>
          <table:table-cell office:value-type="float" office:value="830448000" calcext:value-type="float">
            <text:p>830448000</text:p>
          </table:table-cell>
          <table:table-cell office:value-type="float" office:value="830810000" calcext:value-type="float">
            <text:p>830810000</text:p>
          </table:table-cell>
          <table:table-cell office:value-type="float" office:value="830921000" calcext:value-type="float">
            <text:p>830921000</text:p>
          </table:table-cell>
          <table:table-cell office:value-type="float" office:value="830925000" calcext:value-type="float">
            <text:p>830925000</text:p>
          </table:table-cell>
          <table:table-cell office:value-type="float" office:value="830877000" calcext:value-type="float">
            <text:p>830877000</text:p>
          </table:table-cell>
          <table:table-cell office:value-type="float" office:value="831198000" calcext:value-type="float">
            <text:p>831198000</text:p>
          </table:table-cell>
          <table:table-cell office:value-type="float" office:value="830437000" calcext:value-type="float">
            <text:p>830437000</text:p>
          </table:table-cell>
          <table:table-cell table:number-columns-repeated="20" office:value-type="float" office:value="831533000" calcext:value-type="float">
            <text:p>831533000</text:p>
          </table:table-cell>
          <table:table-cell office:value-type="float" office:value="836267000" calcext:value-type="float">
            <text:p>836267000</text:p>
          </table:table-cell>
          <table:table-cell table:number-columns-repeated="21"/>
        </table:table-row>
        <table:table-row table:style-name="ro1">
          <table:table-cell table:number-columns-repeated="102"/>
        </table:table-row>
        <table:table-row table:style-name="ro1">
          <table:table-cell office:value-type="float" office:value="817443000" calcext:value-type="float">
            <text:p>817443000</text:p>
          </table:table-cell>
          <table:table-cell office:value-type="float" office:value="819004000" calcext:value-type="float">
            <text:p>819004000</text:p>
          </table:table-cell>
          <table:table-cell office:value-type="float" office:value="817549000" calcext:value-type="float">
            <text:p>817549000</text:p>
          </table:table-cell>
          <table:table-cell office:value-type="float" office:value="819126000" calcext:value-type="float">
            <text:p>819126000</text:p>
          </table:table-cell>
          <table:table-cell office:value-type="float" office:value="817803000" calcext:value-type="float">
            <text:p>817803000</text:p>
          </table:table-cell>
          <table:table-cell office:value-type="float" office:value="819162000" calcext:value-type="float">
            <text:p>819162000</text:p>
          </table:table-cell>
          <table:table-cell office:value-type="float" office:value="818871000" calcext:value-type="float">
            <text:p>818871000</text:p>
          </table:table-cell>
          <table:table-cell office:value-type="float" office:value="817596000" calcext:value-type="float">
            <text:p>817596000</text:p>
          </table:table-cell>
          <table:table-cell office:value-type="float" office:value="818054000" calcext:value-type="float">
            <text:p>818054000</text:p>
          </table:table-cell>
          <table:table-cell office:value-type="float" office:value="818421000" calcext:value-type="float">
            <text:p>818421000</text:p>
          </table:table-cell>
          <table:table-cell office:value-type="float" office:value="817321000" calcext:value-type="float">
            <text:p>817321000</text:p>
          </table:table-cell>
          <table:table-cell office:value-type="float" office:value="819245000" calcext:value-type="float">
            <text:p>819245000</text:p>
          </table:table-cell>
          <table:table-cell office:value-type="float" office:value="819314000" calcext:value-type="float">
            <text:p>819314000</text:p>
          </table:table-cell>
          <table:table-cell office:value-type="float" office:value="817338000" calcext:value-type="float">
            <text:p>817338000</text:p>
          </table:table-cell>
          <table:table-cell office:value-type="float" office:value="818258000" calcext:value-type="float">
            <text:p>818258000</text:p>
          </table:table-cell>
          <table:table-cell office:value-type="float" office:value="818712000" calcext:value-type="float">
            <text:p>818712000</text:p>
          </table:table-cell>
          <table:table-cell office:value-type="float" office:value="817411000" calcext:value-type="float">
            <text:p>817411000</text:p>
          </table:table-cell>
          <table:table-cell office:value-type="float" office:value="817256000" calcext:value-type="float">
            <text:p>817256000</text:p>
          </table:table-cell>
          <table:table-cell office:value-type="float" office:value="817943000" calcext:value-type="float">
            <text:p>817943000</text:p>
          </table:table-cell>
          <table:table-cell office:value-type="float" office:value="817577000" calcext:value-type="float">
            <text:p>817577000</text:p>
          </table:table-cell>
          <table:table-cell table:number-columns-repeated="20" office:value-type="float" office:value="826315000" calcext:value-type="float">
            <text:p>826315000</text:p>
          </table:table-cell>
          <table:table-cell office:value-type="float" office:value="828335000" calcext:value-type="float">
            <text:p>828335000</text:p>
          </table:table-cell>
          <table:table-cell office:value-type="float" office:value="828216000" calcext:value-type="float">
            <text:p>828216000</text:p>
          </table:table-cell>
          <table:table-cell office:value-type="float" office:value="828348000" calcext:value-type="float">
            <text:p>828348000</text:p>
          </table:table-cell>
          <table:table-cell office:value-type="float" office:value="828315000" calcext:value-type="float">
            <text:p>828315000</text:p>
          </table:table-cell>
          <table:table-cell office:value-type="float" office:value="828414000" calcext:value-type="float">
            <text:p>828414000</text:p>
          </table:table-cell>
          <table:table-cell office:value-type="float" office:value="828254000" calcext:value-type="float">
            <text:p>828254000</text:p>
          </table:table-cell>
          <table:table-cell office:value-type="float" office:value="828126000" calcext:value-type="float">
            <text:p>828126000</text:p>
          </table:table-cell>
          <table:table-cell office:value-type="float" office:value="827817000" calcext:value-type="float">
            <text:p>827817000</text:p>
          </table:table-cell>
          <table:table-cell office:value-type="float" office:value="828512000" calcext:value-type="float">
            <text:p>828512000</text:p>
          </table:table-cell>
          <table:table-cell office:value-type="float" office:value="828635000" calcext:value-type="float">
            <text:p>828635000</text:p>
          </table:table-cell>
          <table:table-cell office:value-type="float" office:value="828252000" calcext:value-type="float">
            <text:p>828252000</text:p>
          </table:table-cell>
          <table:table-cell office:value-type="float" office:value="828214000" calcext:value-type="float">
            <text:p>828214000</text:p>
          </table:table-cell>
          <table:table-cell office:value-type="float" office:value="828332000" calcext:value-type="float">
            <text:p>828332000</text:p>
          </table:table-cell>
          <table:table-cell office:value-type="float" office:value="828321000" calcext:value-type="float">
            <text:p>828321000</text:p>
          </table:table-cell>
          <table:table-cell office:value-type="float" office:value="828362000" calcext:value-type="float">
            <text:p>828362000</text:p>
          </table:table-cell>
          <table:table-cell office:value-type="float" office:value="828775000" calcext:value-type="float">
            <text:p>828775000</text:p>
          </table:table-cell>
          <table:table-cell office:value-type="float" office:value="828990000" calcext:value-type="float">
            <text:p>828990000</text:p>
          </table:table-cell>
          <table:table-cell office:value-type="float" office:value="828560000" calcext:value-type="float">
            <text:p>828560000</text:p>
          </table:table-cell>
          <table:table-cell office:value-type="float" office:value="828041000" calcext:value-type="float">
            <text:p>828041000</text:p>
          </table:table-cell>
          <table:table-cell office:value-type="float" office:value="828115000" calcext:value-type="float">
            <text:p>828115000</text:p>
          </table:table-cell>
          <table:table-cell table:number-columns-repeated="20" office:value-type="float" office:value="829126000" calcext:value-type="float">
            <text:p>829126000</text:p>
          </table:table-cell>
          <table:table-cell office:value-type="float" office:value="836267000" calcext:value-type="float">
            <text:p>836267000</text:p>
          </table:table-cell>
          <table:table-cell table:number-columns-repeated="21"/>
        </table:table-row>
        <table:table-row table:style-name="ro1">
          <table:table-cell table:number-columns-repeated="102"/>
        </table:table-row>
        <table:table-row table:style-name="ro1">
          <table:table-cell table:number-columns-repeated="80"/>
          <table:table-cell office:value-type="float" office:value="836267000" calcext:value-type="float">
            <text:p>836267000</text:p>
          </table:table-cell>
          <table:table-cell office:value-type="float" office:value="836275000" calcext:value-type="float">
            <text:p>836275000</text:p>
          </table:table-cell>
          <table:table-cell table:number-columns-repeated="5" office:value-type="float" office:value="836267000" calcext:value-type="float">
            <text:p>836267000</text:p>
          </table:table-cell>
          <table:table-cell table:number-columns-repeated="2" office:value-type="float" office:value="836275000" calcext:value-type="float">
            <text:p>836275000</text:p>
          </table:table-cell>
          <table:table-cell office:value-type="float" office:value="836267000" calcext:value-type="float">
            <text:p>836267000</text:p>
          </table:table-cell>
          <table:table-cell office:value-type="float" office:value="836275000" calcext:value-type="float">
            <text:p>836275000</text:p>
          </table:table-cell>
          <table:table-cell office:value-type="float" office:value="836267000" calcext:value-type="float">
            <text:p>836267000</text:p>
          </table:table-cell>
          <table:table-cell office:value-type="float" office:value="836275000" calcext:value-type="float">
            <text:p>836275000</text:p>
          </table:table-cell>
          <table:table-cell office:value-type="float" office:value="836267000" calcext:value-type="float">
            <text:p>836267000</text:p>
          </table:table-cell>
          <table:table-cell office:value-type="float" office:value="836275000" calcext:value-type="float">
            <text:p>836275000</text:p>
          </table:table-cell>
          <table:table-cell table:number-columns-repeated="3" office:value-type="float" office:value="836267000" calcext:value-type="float">
            <text:p>836267000</text:p>
          </table:table-cell>
          <table:table-cell table:number-columns-repeated="3" office:value-type="float" office:value="836275000" calcext:value-type="float">
            <text:p>836275000</text:p>
          </table:table-cell>
          <table:table-cell office:value-type="float" office:value="836267000" calcext:value-type="float">
            <text:p>836267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31T16:38:40.378672318</dc:date>
    <meta:editing-duration>PT9M18S</meta:editing-duration>
    <meta:editing-cycles>1</meta:editing-cycles>
    <meta:document-statistic meta:table-count="1" meta:cell-count="361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71cm" svg:height="16.602cm" xlink:href=".." xlink:type="simple" chart:class="chart:line" chart:style-name="ch1">
        <chart:plot-area chart:style-name="ch2" table:cell-range-address="SEED_0.A4:SEED_0.CX12" svg:x="0.534cm" svg:y="0.332cm" svg:width="25.642cm" svg:height="15.938cm">
          <chartooo:coordinate-region svg:x="2.452cm" svg:y="0.452cm" svg:width="23.724cm" svg:height="14.81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EED_0.A4:SEED_0.CX4" chart:class="chart:line">
            <chart:data-point chart:repeated="102"/>
          </chart:series>
          <chart:series chart:style-name="ch6" chart:values-cell-range-address="SEED_0.A5:SEED_0.CX5" chart:class="chart:line">
            <chart:data-point chart:repeated="102"/>
          </chart:series>
          <chart:series chart:style-name="ch7" chart:values-cell-range-address="SEED_0.A6:SEED_0.CX6" chart:class="chart:line">
            <chart:data-point chart:repeated="102"/>
          </chart:series>
          <chart:series chart:style-name="ch8" chart:values-cell-range-address="SEED_0.A7:SEED_0.CX7" chart:class="chart:line">
            <chart:data-point chart:repeated="102"/>
          </chart:series>
          <chart:series chart:style-name="ch9" chart:values-cell-range-address="SEED_0.A8:SEED_0.CX8" chart:class="chart:line">
            <chart:data-point chart:repeated="102"/>
          </chart:series>
          <chart:series chart:style-name="ch10" chart:values-cell-range-address="SEED_0.A9:SEED_0.CX9" chart:class="chart:line">
            <chart:data-point chart:repeated="102"/>
          </chart:series>
          <chart:series chart:style-name="ch11" chart:values-cell-range-address="SEED_0.A10:SEED_0.CX10" chart:class="chart:line">
            <chart:data-point chart:repeated="102"/>
          </chart:series>
          <chart:series chart:style-name="ch12" chart:values-cell-range-address="SEED_0.A11:SEED_0.CX11" chart:class="chart:line">
            <chart:data-point chart:repeated="102"/>
          </chart:series>
          <chart:series chart:style-name="ch13" chart:values-cell-range-address="SEED_0.A12:SEED_0.CX12" chart:class="chart:line">
            <chart:data-point chart:repeated="10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829083000">
                <text:p>829083000</text:p>
                <draw:g>
                  <svg:desc>SEED_0.A4:SEED_0.CX4</svg:desc>
                </draw:g>
              </table:table-cell>
              <table:table-cell office:value-type="float" office:value="829872000">
                <text:p>829872000</text:p>
              </table:table-cell>
              <table:table-cell office:value-type="float" office:value="829349000">
                <text:p>829349000</text:p>
              </table:table-cell>
              <table:table-cell office:value-type="float" office:value="829451000">
                <text:p>829451000</text:p>
              </table:table-cell>
              <table:table-cell office:value-type="float" office:value="829648000">
                <text:p>829648000</text:p>
              </table:table-cell>
              <table:table-cell office:value-type="float" office:value="829193000">
                <text:p>829193000</text:p>
              </table:table-cell>
              <table:table-cell office:value-type="float" office:value="829462000">
                <text:p>829462000</text:p>
              </table:table-cell>
              <table:table-cell office:value-type="float" office:value="829192000">
                <text:p>829192000</text:p>
              </table:table-cell>
              <table:table-cell office:value-type="float" office:value="829157000">
                <text:p>829157000</text:p>
              </table:table-cell>
              <table:table-cell office:value-type="float" office:value="829257000">
                <text:p>829257000</text:p>
              </table:table-cell>
              <table:table-cell office:value-type="float" office:value="829303000">
                <text:p>829303000</text:p>
              </table:table-cell>
              <table:table-cell office:value-type="float" office:value="829387000">
                <text:p>829387000</text:p>
              </table:table-cell>
              <table:table-cell office:value-type="float" office:value="828426000">
                <text:p>828426000</text:p>
              </table:table-cell>
              <table:table-cell office:value-type="float" office:value="829237000">
                <text:p>829237000</text:p>
              </table:table-cell>
              <table:table-cell office:value-type="float" office:value="829627000">
                <text:p>829627000</text:p>
              </table:table-cell>
              <table:table-cell office:value-type="float" office:value="829561000">
                <text:p>829561000</text:p>
              </table:table-cell>
              <table:table-cell office:value-type="float" office:value="829292000">
                <text:p>829292000</text:p>
              </table:table-cell>
              <table:table-cell office:value-type="float" office:value="829328000">
                <text:p>829328000</text:p>
              </table:table-cell>
              <table:table-cell office:value-type="float" office:value="829421000">
                <text:p>829421000</text:p>
              </table:table-cell>
              <table:table-cell office:value-type="float" office:value="828971000">
                <text:p>828971000</text:p>
              </table:table-cell>
              <table:table-cell office:value-type="float" office:value="834096000">
                <text:p>834096000</text:p>
              </table:table-cell>
              <table:table-cell office:value-type="float" office:value="834060000">
                <text:p>834060000</text:p>
              </table:table-cell>
              <table:table-cell office:value-type="float" office:value="834086000">
                <text:p>834086000</text:p>
              </table:table-cell>
              <table:table-cell office:value-type="float" office:value="834056000">
                <text:p>834056000</text:p>
              </table:table-cell>
              <table:table-cell office:value-type="float" office:value="834187000">
                <text:p>834187000</text:p>
              </table:table-cell>
              <table:table-cell office:value-type="float" office:value="834082000">
                <text:p>834082000</text:p>
              </table:table-cell>
              <table:table-cell office:value-type="float" office:value="834094000">
                <text:p>834094000</text:p>
              </table:table-cell>
              <table:table-cell office:value-type="float" office:value="833987000">
                <text:p>833987000</text:p>
              </table:table-cell>
              <table:table-cell office:value-type="float" office:value="834056000">
                <text:p>834056000</text:p>
              </table:table-cell>
              <table:table-cell office:value-type="float" office:value="834128000">
                <text:p>834128000</text:p>
              </table:table-cell>
              <table:table-cell office:value-type="float" office:value="834084000">
                <text:p>834084000</text:p>
              </table:table-cell>
              <table:table-cell office:value-type="float" office:value="834146000">
                <text:p>834146000</text:p>
              </table:table-cell>
              <table:table-cell office:value-type="float" office:value="834158000">
                <text:p>834158000</text:p>
              </table:table-cell>
              <table:table-cell office:value-type="float" office:value="833987000">
                <text:p>833987000</text:p>
              </table:table-cell>
              <table:table-cell office:value-type="float" office:value="833990000">
                <text:p>833990000</text:p>
              </table:table-cell>
              <table:table-cell office:value-type="float" office:value="834121000">
                <text:p>834121000</text:p>
              </table:table-cell>
              <table:table-cell office:value-type="float" office:value="833990000">
                <text:p>833990000</text:p>
              </table:table-cell>
              <table:table-cell office:value-type="float" office:value="834099000">
                <text:p>834099000</text:p>
              </table:table-cell>
              <table:table-cell office:value-type="float" office:value="834010000">
                <text:p>834010000</text:p>
              </table:table-cell>
              <table:table-cell office:value-type="float" office:value="833990000">
                <text:p>833990000</text:p>
              </table:table-cell>
              <table:table-cell office:value-type="float" office:value="834952000">
                <text:p>834952000</text:p>
              </table:table-cell>
              <table:table-cell office:value-type="float" office:value="834986000">
                <text:p>834986000</text:p>
              </table:table-cell>
              <table:table-cell office:value-type="float" office:value="834964000">
                <text:p>834964000</text:p>
              </table:table-cell>
              <table:table-cell office:value-type="float" office:value="834958000">
                <text:p>834958000</text:p>
              </table:table-cell>
              <table:table-cell office:value-type="float" office:value="834950000">
                <text:p>834950000</text:p>
              </table:table-cell>
              <table:table-cell office:value-type="float" office:value="834975000">
                <text:p>834975000</text:p>
              </table:table-cell>
              <table:table-cell office:value-type="float" office:value="834956000">
                <text:p>834956000</text:p>
              </table:table-cell>
              <table:table-cell office:value-type="float" office:value="834953000">
                <text:p>834953000</text:p>
              </table:table-cell>
              <table:table-cell office:value-type="float" office:value="834971000">
                <text:p>834971000</text:p>
              </table:table-cell>
              <table:table-cell office:value-type="float" office:value="834968000">
                <text:p>834968000</text:p>
              </table:table-cell>
              <table:table-cell office:value-type="float" office:value="834960000">
                <text:p>834960000</text:p>
              </table:table-cell>
              <table:table-cell office:value-type="float" office:value="834967000">
                <text:p>834967000</text:p>
              </table:table-cell>
              <table:table-cell office:value-type="float" office:value="834960000">
                <text:p>834960000</text:p>
              </table:table-cell>
              <table:table-cell office:value-type="float" office:value="834959000">
                <text:p>834959000</text:p>
              </table:table-cell>
              <table:table-cell office:value-type="float" office:value="834985000">
                <text:p>834985000</text:p>
              </table:table-cell>
              <table:table-cell office:value-type="float" office:value="834962000">
                <text:p>834962000</text:p>
              </table:table-cell>
              <table:table-cell office:value-type="float" office:value="834970000">
                <text:p>834970000</text:p>
              </table:table-cell>
              <table:table-cell office:value-type="float" office:value="834967000">
                <text:p>834967000</text:p>
              </table:table-cell>
              <table:table-cell office:value-type="float" office:value="834955000">
                <text:p>834955000</text:p>
              </table:table-cell>
              <table:table-cell office:value-type="float" office:value="834948000">
                <text:p>834948000</text:p>
              </table:table-cell>
              <table:table-cell office:value-type="float" office:value="835071000">
                <text:p>835071000</text:p>
              </table:table-cell>
              <table:table-cell office:value-type="float" office:value="835071000">
                <text:p>835071000</text:p>
              </table:table-cell>
              <table:table-cell office:value-type="float" office:value="835071000">
                <text:p>835071000</text:p>
              </table:table-cell>
              <table:table-cell office:value-type="float" office:value="835071000">
                <text:p>835071000</text:p>
              </table:table-cell>
              <table:table-cell office:value-type="float" office:value="835071000">
                <text:p>835071000</text:p>
              </table:table-cell>
              <table:table-cell office:value-type="float" office:value="835071000">
                <text:p>835071000</text:p>
              </table:table-cell>
              <table:table-cell office:value-type="float" office:value="835071000">
                <text:p>835071000</text:p>
              </table:table-cell>
              <table:table-cell office:value-type="float" office:value="835071000">
                <text:p>835071000</text:p>
              </table:table-cell>
              <table:table-cell office:value-type="float" office:value="835071000">
                <text:p>835071000</text:p>
              </table:table-cell>
              <table:table-cell office:value-type="float" office:value="835071000">
                <text:p>835071000</text:p>
              </table:table-cell>
              <table:table-cell office:value-type="float" office:value="835071000">
                <text:p>835071000</text:p>
              </table:table-cell>
              <table:table-cell office:value-type="float" office:value="835071000">
                <text:p>835071000</text:p>
              </table:table-cell>
              <table:table-cell office:value-type="float" office:value="835071000">
                <text:p>835071000</text:p>
              </table:table-cell>
              <table:table-cell office:value-type="float" office:value="835071000">
                <text:p>835071000</text:p>
              </table:table-cell>
              <table:table-cell office:value-type="float" office:value="835071000">
                <text:p>835071000</text:p>
              </table:table-cell>
              <table:table-cell office:value-type="float" office:value="835071000">
                <text:p>835071000</text:p>
              </table:table-cell>
              <table:table-cell office:value-type="float" office:value="835071000">
                <text:p>835071000</text:p>
              </table:table-cell>
              <table:table-cell office:value-type="float" office:value="835071000">
                <text:p>835071000</text:p>
              </table:table-cell>
              <table:table-cell office:value-type="float" office:value="835071000">
                <text:p>835071000</text:p>
              </table:table-cell>
              <table:table-cell office:value-type="float" office:value="835071000">
                <text:p>835071000</text:p>
              </table:table-cell>
              <table:table-cell office:value-type="float" office:value="836267000">
                <text:p>83626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EED_0.A5:SEED_0.CX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817989000">
                <text:p>817989000</text:p>
                <draw:g>
                  <svg:desc>SEED_0.A6:SEED_0.CX6</svg:desc>
                </draw:g>
              </table:table-cell>
              <table:table-cell office:value-type="float" office:value="819596000">
                <text:p>819596000</text:p>
              </table:table-cell>
              <table:table-cell office:value-type="float" office:value="817473000">
                <text:p>817473000</text:p>
              </table:table-cell>
              <table:table-cell office:value-type="float" office:value="818501000">
                <text:p>818501000</text:p>
              </table:table-cell>
              <table:table-cell office:value-type="float" office:value="817138000">
                <text:p>817138000</text:p>
              </table:table-cell>
              <table:table-cell office:value-type="float" office:value="816585000">
                <text:p>816585000</text:p>
              </table:table-cell>
              <table:table-cell office:value-type="float" office:value="817255000">
                <text:p>817255000</text:p>
              </table:table-cell>
              <table:table-cell office:value-type="float" office:value="816168000">
                <text:p>816168000</text:p>
              </table:table-cell>
              <table:table-cell office:value-type="float" office:value="816906000">
                <text:p>816906000</text:p>
              </table:table-cell>
              <table:table-cell office:value-type="float" office:value="818043000">
                <text:p>818043000</text:p>
              </table:table-cell>
              <table:table-cell office:value-type="float" office:value="818158000">
                <text:p>818158000</text:p>
              </table:table-cell>
              <table:table-cell office:value-type="float" office:value="817704000">
                <text:p>817704000</text:p>
              </table:table-cell>
              <table:table-cell office:value-type="float" office:value="817791000">
                <text:p>817791000</text:p>
              </table:table-cell>
              <table:table-cell office:value-type="float" office:value="817632000">
                <text:p>817632000</text:p>
              </table:table-cell>
              <table:table-cell office:value-type="float" office:value="817090000">
                <text:p>817090000</text:p>
              </table:table-cell>
              <table:table-cell office:value-type="float" office:value="818545000">
                <text:p>818545000</text:p>
              </table:table-cell>
              <table:table-cell office:value-type="float" office:value="818171000">
                <text:p>818171000</text:p>
              </table:table-cell>
              <table:table-cell office:value-type="float" office:value="818501000">
                <text:p>818501000</text:p>
              </table:table-cell>
              <table:table-cell office:value-type="float" office:value="817062000">
                <text:p>817062000</text:p>
              </table:table-cell>
              <table:table-cell office:value-type="float" office:value="818079000">
                <text:p>818079000</text:p>
              </table:table-cell>
              <table:table-cell office:value-type="float" office:value="817801000">
                <text:p>817801000</text:p>
              </table:table-cell>
              <table:table-cell office:value-type="float" office:value="816850000">
                <text:p>816850000</text:p>
              </table:table-cell>
              <table:table-cell office:value-type="float" office:value="817747000">
                <text:p>817747000</text:p>
              </table:table-cell>
              <table:table-cell office:value-type="float" office:value="817147000">
                <text:p>817147000</text:p>
              </table:table-cell>
              <table:table-cell office:value-type="float" office:value="818897000">
                <text:p>818897000</text:p>
              </table:table-cell>
              <table:table-cell office:value-type="float" office:value="817315000">
                <text:p>817315000</text:p>
              </table:table-cell>
              <table:table-cell office:value-type="float" office:value="816242000">
                <text:p>816242000</text:p>
              </table:table-cell>
              <table:table-cell office:value-type="float" office:value="816968000">
                <text:p>816968000</text:p>
              </table:table-cell>
              <table:table-cell office:value-type="float" office:value="816732000">
                <text:p>816732000</text:p>
              </table:table-cell>
              <table:table-cell office:value-type="float" office:value="817316000">
                <text:p>817316000</text:p>
              </table:table-cell>
              <table:table-cell office:value-type="float" office:value="818424000">
                <text:p>818424000</text:p>
              </table:table-cell>
              <table:table-cell office:value-type="float" office:value="817735000">
                <text:p>817735000</text:p>
              </table:table-cell>
              <table:table-cell office:value-type="float" office:value="818719000">
                <text:p>818719000</text:p>
              </table:table-cell>
              <table:table-cell office:value-type="float" office:value="816511000">
                <text:p>816511000</text:p>
              </table:table-cell>
              <table:table-cell office:value-type="float" office:value="819187000">
                <text:p>819187000</text:p>
              </table:table-cell>
              <table:table-cell office:value-type="float" office:value="818349000">
                <text:p>818349000</text:p>
              </table:table-cell>
              <table:table-cell office:value-type="float" office:value="816536000">
                <text:p>816536000</text:p>
              </table:table-cell>
              <table:table-cell office:value-type="float" office:value="819814000">
                <text:p>819814000</text:p>
              </table:table-cell>
              <table:table-cell office:value-type="float" office:value="817383000">
                <text:p>817383000</text:p>
              </table:table-cell>
              <table:table-cell office:value-type="float" office:value="817747000">
                <text:p>817747000</text:p>
              </table:table-cell>
              <table:table-cell office:value-type="float" office:value="828122000">
                <text:p>828122000</text:p>
              </table:table-cell>
              <table:table-cell office:value-type="float" office:value="827915000">
                <text:p>827915000</text:p>
              </table:table-cell>
              <table:table-cell office:value-type="float" office:value="828042000">
                <text:p>828042000</text:p>
              </table:table-cell>
              <table:table-cell office:value-type="float" office:value="827915000">
                <text:p>827915000</text:p>
              </table:table-cell>
              <table:table-cell office:value-type="float" office:value="828064000">
                <text:p>828064000</text:p>
              </table:table-cell>
              <table:table-cell office:value-type="float" office:value="827901000">
                <text:p>827901000</text:p>
              </table:table-cell>
              <table:table-cell office:value-type="float" office:value="827922000">
                <text:p>827922000</text:p>
              </table:table-cell>
              <table:table-cell office:value-type="float" office:value="827925000">
                <text:p>827925000</text:p>
              </table:table-cell>
              <table:table-cell office:value-type="float" office:value="827909000">
                <text:p>827909000</text:p>
              </table:table-cell>
              <table:table-cell office:value-type="float" office:value="827979000">
                <text:p>827979000</text:p>
              </table:table-cell>
              <table:table-cell office:value-type="float" office:value="827907000">
                <text:p>827907000</text:p>
              </table:table-cell>
              <table:table-cell office:value-type="float" office:value="827922000">
                <text:p>827922000</text:p>
              </table:table-cell>
              <table:table-cell office:value-type="float" office:value="827910000">
                <text:p>827910000</text:p>
              </table:table-cell>
              <table:table-cell office:value-type="float" office:value="827927000">
                <text:p>827927000</text:p>
              </table:table-cell>
              <table:table-cell office:value-type="float" office:value="827897000">
                <text:p>827897000</text:p>
              </table:table-cell>
              <table:table-cell office:value-type="float" office:value="827992000">
                <text:p>827992000</text:p>
              </table:table-cell>
              <table:table-cell office:value-type="float" office:value="827956000">
                <text:p>827956000</text:p>
              </table:table-cell>
              <table:table-cell office:value-type="float" office:value="827979000">
                <text:p>827979000</text:p>
              </table:table-cell>
              <table:table-cell office:value-type="float" office:value="827952000">
                <text:p>827952000</text:p>
              </table:table-cell>
              <table:table-cell office:value-type="float" office:value="828088000">
                <text:p>828088000</text:p>
              </table:table-cell>
              <table:table-cell office:value-type="float" office:value="829095000">
                <text:p>829095000</text:p>
              </table:table-cell>
              <table:table-cell office:value-type="float" office:value="829087000">
                <text:p>829087000</text:p>
              </table:table-cell>
              <table:table-cell office:value-type="float" office:value="829140000">
                <text:p>829140000</text:p>
              </table:table-cell>
              <table:table-cell office:value-type="float" office:value="829150000">
                <text:p>829150000</text:p>
              </table:table-cell>
              <table:table-cell office:value-type="float" office:value="829361000">
                <text:p>829361000</text:p>
              </table:table-cell>
              <table:table-cell office:value-type="float" office:value="829008000">
                <text:p>829008000</text:p>
              </table:table-cell>
              <table:table-cell office:value-type="float" office:value="829154000">
                <text:p>829154000</text:p>
              </table:table-cell>
              <table:table-cell office:value-type="float" office:value="829172000">
                <text:p>829172000</text:p>
              </table:table-cell>
              <table:table-cell office:value-type="float" office:value="829265000">
                <text:p>829265000</text:p>
              </table:table-cell>
              <table:table-cell office:value-type="float" office:value="829310000">
                <text:p>829310000</text:p>
              </table:table-cell>
              <table:table-cell office:value-type="float" office:value="829146000">
                <text:p>829146000</text:p>
              </table:table-cell>
              <table:table-cell office:value-type="float" office:value="829059000">
                <text:p>829059000</text:p>
              </table:table-cell>
              <table:table-cell office:value-type="float" office:value="829087000">
                <text:p>829087000</text:p>
              </table:table-cell>
              <table:table-cell office:value-type="float" office:value="829164000">
                <text:p>829164000</text:p>
              </table:table-cell>
              <table:table-cell office:value-type="float" office:value="829215000">
                <text:p>829215000</text:p>
              </table:table-cell>
              <table:table-cell office:value-type="float" office:value="829116000">
                <text:p>829116000</text:p>
              </table:table-cell>
              <table:table-cell office:value-type="float" office:value="829143000">
                <text:p>829143000</text:p>
              </table:table-cell>
              <table:table-cell office:value-type="float" office:value="829396000">
                <text:p>829396000</text:p>
              </table:table-cell>
              <table:table-cell office:value-type="float" office:value="829609000">
                <text:p>829609000</text:p>
              </table:table-cell>
              <table:table-cell office:value-type="float" office:value="829143000">
                <text:p>829143000</text:p>
              </table:table-cell>
              <table:table-cell office:value-type="float" office:value="836267000">
                <text:p>83626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EED_0.A7:SEED_0.CX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822723000">
                <text:p>822723000</text:p>
                <draw:g>
                  <svg:desc>SEED_0.A8:SEED_0.CX8</svg:desc>
                </draw:g>
              </table:table-cell>
              <table:table-cell office:value-type="float" office:value="822244000">
                <text:p>822244000</text:p>
              </table:table-cell>
              <table:table-cell office:value-type="float" office:value="822328000">
                <text:p>822328000</text:p>
              </table:table-cell>
              <table:table-cell office:value-type="float" office:value="823276000">
                <text:p>823276000</text:p>
              </table:table-cell>
              <table:table-cell office:value-type="float" office:value="823698000">
                <text:p>823698000</text:p>
              </table:table-cell>
              <table:table-cell office:value-type="float" office:value="823068000">
                <text:p>823068000</text:p>
              </table:table-cell>
              <table:table-cell office:value-type="float" office:value="823541000">
                <text:p>823541000</text:p>
              </table:table-cell>
              <table:table-cell office:value-type="float" office:value="823816000">
                <text:p>823816000</text:p>
              </table:table-cell>
              <table:table-cell office:value-type="float" office:value="822787000">
                <text:p>822787000</text:p>
              </table:table-cell>
              <table:table-cell office:value-type="float" office:value="822728000">
                <text:p>822728000</text:p>
              </table:table-cell>
              <table:table-cell office:value-type="float" office:value="822986000">
                <text:p>822986000</text:p>
              </table:table-cell>
              <table:table-cell office:value-type="float" office:value="822953000">
                <text:p>822953000</text:p>
              </table:table-cell>
              <table:table-cell office:value-type="float" office:value="822841000">
                <text:p>822841000</text:p>
              </table:table-cell>
              <table:table-cell office:value-type="float" office:value="823847000">
                <text:p>823847000</text:p>
              </table:table-cell>
              <table:table-cell office:value-type="float" office:value="822322000">
                <text:p>822322000</text:p>
              </table:table-cell>
              <table:table-cell office:value-type="float" office:value="824064000">
                <text:p>824064000</text:p>
              </table:table-cell>
              <table:table-cell office:value-type="float" office:value="822696000">
                <text:p>822696000</text:p>
              </table:table-cell>
              <table:table-cell office:value-type="float" office:value="822999000">
                <text:p>822999000</text:p>
              </table:table-cell>
              <table:table-cell office:value-type="float" office:value="822430000">
                <text:p>822430000</text:p>
              </table:table-cell>
              <table:table-cell office:value-type="float" office:value="822640000">
                <text:p>822640000</text:p>
              </table:table-cell>
              <table:table-cell office:value-type="float" office:value="829421000">
                <text:p>829421000</text:p>
              </table:table-cell>
              <table:table-cell office:value-type="float" office:value="829421000">
                <text:p>829421000</text:p>
              </table:table-cell>
              <table:table-cell office:value-type="float" office:value="829421000">
                <text:p>829421000</text:p>
              </table:table-cell>
              <table:table-cell office:value-type="float" office:value="829421000">
                <text:p>829421000</text:p>
              </table:table-cell>
              <table:table-cell office:value-type="float" office:value="829421000">
                <text:p>829421000</text:p>
              </table:table-cell>
              <table:table-cell office:value-type="float" office:value="829421000">
                <text:p>829421000</text:p>
              </table:table-cell>
              <table:table-cell office:value-type="float" office:value="829421000">
                <text:p>829421000</text:p>
              </table:table-cell>
              <table:table-cell office:value-type="float" office:value="829421000">
                <text:p>829421000</text:p>
              </table:table-cell>
              <table:table-cell office:value-type="float" office:value="829421000">
                <text:p>829421000</text:p>
              </table:table-cell>
              <table:table-cell office:value-type="float" office:value="829421000">
                <text:p>829421000</text:p>
              </table:table-cell>
              <table:table-cell office:value-type="float" office:value="829421000">
                <text:p>829421000</text:p>
              </table:table-cell>
              <table:table-cell office:value-type="float" office:value="829421000">
                <text:p>829421000</text:p>
              </table:table-cell>
              <table:table-cell office:value-type="float" office:value="829421000">
                <text:p>829421000</text:p>
              </table:table-cell>
              <table:table-cell office:value-type="float" office:value="829421000">
                <text:p>829421000</text:p>
              </table:table-cell>
              <table:table-cell office:value-type="float" office:value="829421000">
                <text:p>829421000</text:p>
              </table:table-cell>
              <table:table-cell office:value-type="float" office:value="829421000">
                <text:p>829421000</text:p>
              </table:table-cell>
              <table:table-cell office:value-type="float" office:value="829421000">
                <text:p>829421000</text:p>
              </table:table-cell>
              <table:table-cell office:value-type="float" office:value="829421000">
                <text:p>829421000</text:p>
              </table:table-cell>
              <table:table-cell office:value-type="float" office:value="829421000">
                <text:p>829421000</text:p>
              </table:table-cell>
              <table:table-cell office:value-type="float" office:value="829421000">
                <text:p>829421000</text:p>
              </table:table-cell>
              <table:table-cell office:value-type="float" office:value="830619000">
                <text:p>830619000</text:p>
              </table:table-cell>
              <table:table-cell office:value-type="float" office:value="830600000">
                <text:p>830600000</text:p>
              </table:table-cell>
              <table:table-cell office:value-type="float" office:value="830911000">
                <text:p>830911000</text:p>
              </table:table-cell>
              <table:table-cell office:value-type="float" office:value="830845000">
                <text:p>830845000</text:p>
              </table:table-cell>
              <table:table-cell office:value-type="float" office:value="831194000">
                <text:p>831194000</text:p>
              </table:table-cell>
              <table:table-cell office:value-type="float" office:value="830612000">
                <text:p>830612000</text:p>
              </table:table-cell>
              <table:table-cell office:value-type="float" office:value="830621000">
                <text:p>830621000</text:p>
              </table:table-cell>
              <table:table-cell office:value-type="float" office:value="830831000">
                <text:p>830831000</text:p>
              </table:table-cell>
              <table:table-cell office:value-type="float" office:value="830788000">
                <text:p>830788000</text:p>
              </table:table-cell>
              <table:table-cell office:value-type="float" office:value="830897000">
                <text:p>830897000</text:p>
              </table:table-cell>
              <table:table-cell office:value-type="float" office:value="830550000">
                <text:p>830550000</text:p>
              </table:table-cell>
              <table:table-cell office:value-type="float" office:value="830492000">
                <text:p>830492000</text:p>
              </table:table-cell>
              <table:table-cell office:value-type="float" office:value="830943000">
                <text:p>830943000</text:p>
              </table:table-cell>
              <table:table-cell office:value-type="float" office:value="830448000">
                <text:p>830448000</text:p>
              </table:table-cell>
              <table:table-cell office:value-type="float" office:value="830810000">
                <text:p>830810000</text:p>
              </table:table-cell>
              <table:table-cell office:value-type="float" office:value="830921000">
                <text:p>830921000</text:p>
              </table:table-cell>
              <table:table-cell office:value-type="float" office:value="830925000">
                <text:p>830925000</text:p>
              </table:table-cell>
              <table:table-cell office:value-type="float" office:value="830877000">
                <text:p>830877000</text:p>
              </table:table-cell>
              <table:table-cell office:value-type="float" office:value="831198000">
                <text:p>831198000</text:p>
              </table:table-cell>
              <table:table-cell office:value-type="float" office:value="830437000">
                <text:p>830437000</text:p>
              </table:table-cell>
              <table:table-cell office:value-type="float" office:value="831533000">
                <text:p>831533000</text:p>
              </table:table-cell>
              <table:table-cell office:value-type="float" office:value="831533000">
                <text:p>831533000</text:p>
              </table:table-cell>
              <table:table-cell office:value-type="float" office:value="831533000">
                <text:p>831533000</text:p>
              </table:table-cell>
              <table:table-cell office:value-type="float" office:value="831533000">
                <text:p>831533000</text:p>
              </table:table-cell>
              <table:table-cell office:value-type="float" office:value="831533000">
                <text:p>831533000</text:p>
              </table:table-cell>
              <table:table-cell office:value-type="float" office:value="831533000">
                <text:p>831533000</text:p>
              </table:table-cell>
              <table:table-cell office:value-type="float" office:value="831533000">
                <text:p>831533000</text:p>
              </table:table-cell>
              <table:table-cell office:value-type="float" office:value="831533000">
                <text:p>831533000</text:p>
              </table:table-cell>
              <table:table-cell office:value-type="float" office:value="831533000">
                <text:p>831533000</text:p>
              </table:table-cell>
              <table:table-cell office:value-type="float" office:value="831533000">
                <text:p>831533000</text:p>
              </table:table-cell>
              <table:table-cell office:value-type="float" office:value="831533000">
                <text:p>831533000</text:p>
              </table:table-cell>
              <table:table-cell office:value-type="float" office:value="831533000">
                <text:p>831533000</text:p>
              </table:table-cell>
              <table:table-cell office:value-type="float" office:value="831533000">
                <text:p>831533000</text:p>
              </table:table-cell>
              <table:table-cell office:value-type="float" office:value="831533000">
                <text:p>831533000</text:p>
              </table:table-cell>
              <table:table-cell office:value-type="float" office:value="831533000">
                <text:p>831533000</text:p>
              </table:table-cell>
              <table:table-cell office:value-type="float" office:value="831533000">
                <text:p>831533000</text:p>
              </table:table-cell>
              <table:table-cell office:value-type="float" office:value="831533000">
                <text:p>831533000</text:p>
              </table:table-cell>
              <table:table-cell office:value-type="float" office:value="831533000">
                <text:p>831533000</text:p>
              </table:table-cell>
              <table:table-cell office:value-type="float" office:value="831533000">
                <text:p>831533000</text:p>
              </table:table-cell>
              <table:table-cell office:value-type="float" office:value="831533000">
                <text:p>831533000</text:p>
              </table:table-cell>
              <table:table-cell office:value-type="float" office:value="836267000">
                <text:p>83626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EED_0.A9:SEED_0.CX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817443000">
                <text:p>817443000</text:p>
                <draw:g>
                  <svg:desc>SEED_0.A10:SEED_0.CX10</svg:desc>
                </draw:g>
              </table:table-cell>
              <table:table-cell office:value-type="float" office:value="819004000">
                <text:p>819004000</text:p>
              </table:table-cell>
              <table:table-cell office:value-type="float" office:value="817549000">
                <text:p>817549000</text:p>
              </table:table-cell>
              <table:table-cell office:value-type="float" office:value="819126000">
                <text:p>819126000</text:p>
              </table:table-cell>
              <table:table-cell office:value-type="float" office:value="817803000">
                <text:p>817803000</text:p>
              </table:table-cell>
              <table:table-cell office:value-type="float" office:value="819162000">
                <text:p>819162000</text:p>
              </table:table-cell>
              <table:table-cell office:value-type="float" office:value="818871000">
                <text:p>818871000</text:p>
              </table:table-cell>
              <table:table-cell office:value-type="float" office:value="817596000">
                <text:p>817596000</text:p>
              </table:table-cell>
              <table:table-cell office:value-type="float" office:value="818054000">
                <text:p>818054000</text:p>
              </table:table-cell>
              <table:table-cell office:value-type="float" office:value="818421000">
                <text:p>818421000</text:p>
              </table:table-cell>
              <table:table-cell office:value-type="float" office:value="817321000">
                <text:p>817321000</text:p>
              </table:table-cell>
              <table:table-cell office:value-type="float" office:value="819245000">
                <text:p>819245000</text:p>
              </table:table-cell>
              <table:table-cell office:value-type="float" office:value="819314000">
                <text:p>819314000</text:p>
              </table:table-cell>
              <table:table-cell office:value-type="float" office:value="817338000">
                <text:p>817338000</text:p>
              </table:table-cell>
              <table:table-cell office:value-type="float" office:value="818258000">
                <text:p>818258000</text:p>
              </table:table-cell>
              <table:table-cell office:value-type="float" office:value="818712000">
                <text:p>818712000</text:p>
              </table:table-cell>
              <table:table-cell office:value-type="float" office:value="817411000">
                <text:p>817411000</text:p>
              </table:table-cell>
              <table:table-cell office:value-type="float" office:value="817256000">
                <text:p>817256000</text:p>
              </table:table-cell>
              <table:table-cell office:value-type="float" office:value="817943000">
                <text:p>817943000</text:p>
              </table:table-cell>
              <table:table-cell office:value-type="float" office:value="817577000">
                <text:p>817577000</text:p>
              </table:table-cell>
              <table:table-cell office:value-type="float" office:value="826315000">
                <text:p>826315000</text:p>
              </table:table-cell>
              <table:table-cell office:value-type="float" office:value="826315000">
                <text:p>826315000</text:p>
              </table:table-cell>
              <table:table-cell office:value-type="float" office:value="826315000">
                <text:p>826315000</text:p>
              </table:table-cell>
              <table:table-cell office:value-type="float" office:value="826315000">
                <text:p>826315000</text:p>
              </table:table-cell>
              <table:table-cell office:value-type="float" office:value="826315000">
                <text:p>826315000</text:p>
              </table:table-cell>
              <table:table-cell office:value-type="float" office:value="826315000">
                <text:p>826315000</text:p>
              </table:table-cell>
              <table:table-cell office:value-type="float" office:value="826315000">
                <text:p>826315000</text:p>
              </table:table-cell>
              <table:table-cell office:value-type="float" office:value="826315000">
                <text:p>826315000</text:p>
              </table:table-cell>
              <table:table-cell office:value-type="float" office:value="826315000">
                <text:p>826315000</text:p>
              </table:table-cell>
              <table:table-cell office:value-type="float" office:value="826315000">
                <text:p>826315000</text:p>
              </table:table-cell>
              <table:table-cell office:value-type="float" office:value="826315000">
                <text:p>826315000</text:p>
              </table:table-cell>
              <table:table-cell office:value-type="float" office:value="826315000">
                <text:p>826315000</text:p>
              </table:table-cell>
              <table:table-cell office:value-type="float" office:value="826315000">
                <text:p>826315000</text:p>
              </table:table-cell>
              <table:table-cell office:value-type="float" office:value="826315000">
                <text:p>826315000</text:p>
              </table:table-cell>
              <table:table-cell office:value-type="float" office:value="826315000">
                <text:p>826315000</text:p>
              </table:table-cell>
              <table:table-cell office:value-type="float" office:value="826315000">
                <text:p>826315000</text:p>
              </table:table-cell>
              <table:table-cell office:value-type="float" office:value="826315000">
                <text:p>826315000</text:p>
              </table:table-cell>
              <table:table-cell office:value-type="float" office:value="826315000">
                <text:p>826315000</text:p>
              </table:table-cell>
              <table:table-cell office:value-type="float" office:value="826315000">
                <text:p>826315000</text:p>
              </table:table-cell>
              <table:table-cell office:value-type="float" office:value="826315000">
                <text:p>826315000</text:p>
              </table:table-cell>
              <table:table-cell office:value-type="float" office:value="828335000">
                <text:p>828335000</text:p>
              </table:table-cell>
              <table:table-cell office:value-type="float" office:value="828216000">
                <text:p>828216000</text:p>
              </table:table-cell>
              <table:table-cell office:value-type="float" office:value="828348000">
                <text:p>828348000</text:p>
              </table:table-cell>
              <table:table-cell office:value-type="float" office:value="828315000">
                <text:p>828315000</text:p>
              </table:table-cell>
              <table:table-cell office:value-type="float" office:value="828414000">
                <text:p>828414000</text:p>
              </table:table-cell>
              <table:table-cell office:value-type="float" office:value="828254000">
                <text:p>828254000</text:p>
              </table:table-cell>
              <table:table-cell office:value-type="float" office:value="828126000">
                <text:p>828126000</text:p>
              </table:table-cell>
              <table:table-cell office:value-type="float" office:value="827817000">
                <text:p>827817000</text:p>
              </table:table-cell>
              <table:table-cell office:value-type="float" office:value="828512000">
                <text:p>828512000</text:p>
              </table:table-cell>
              <table:table-cell office:value-type="float" office:value="828635000">
                <text:p>828635000</text:p>
              </table:table-cell>
              <table:table-cell office:value-type="float" office:value="828252000">
                <text:p>828252000</text:p>
              </table:table-cell>
              <table:table-cell office:value-type="float" office:value="828214000">
                <text:p>828214000</text:p>
              </table:table-cell>
              <table:table-cell office:value-type="float" office:value="828332000">
                <text:p>828332000</text:p>
              </table:table-cell>
              <table:table-cell office:value-type="float" office:value="828321000">
                <text:p>828321000</text:p>
              </table:table-cell>
              <table:table-cell office:value-type="float" office:value="828362000">
                <text:p>828362000</text:p>
              </table:table-cell>
              <table:table-cell office:value-type="float" office:value="828775000">
                <text:p>828775000</text:p>
              </table:table-cell>
              <table:table-cell office:value-type="float" office:value="828990000">
                <text:p>828990000</text:p>
              </table:table-cell>
              <table:table-cell office:value-type="float" office:value="828560000">
                <text:p>828560000</text:p>
              </table:table-cell>
              <table:table-cell office:value-type="float" office:value="828041000">
                <text:p>828041000</text:p>
              </table:table-cell>
              <table:table-cell office:value-type="float" office:value="828115000">
                <text:p>828115000</text:p>
              </table:table-cell>
              <table:table-cell office:value-type="float" office:value="829126000">
                <text:p>829126000</text:p>
              </table:table-cell>
              <table:table-cell office:value-type="float" office:value="829126000">
                <text:p>829126000</text:p>
              </table:table-cell>
              <table:table-cell office:value-type="float" office:value="829126000">
                <text:p>829126000</text:p>
              </table:table-cell>
              <table:table-cell office:value-type="float" office:value="829126000">
                <text:p>829126000</text:p>
              </table:table-cell>
              <table:table-cell office:value-type="float" office:value="829126000">
                <text:p>829126000</text:p>
              </table:table-cell>
              <table:table-cell office:value-type="float" office:value="829126000">
                <text:p>829126000</text:p>
              </table:table-cell>
              <table:table-cell office:value-type="float" office:value="829126000">
                <text:p>829126000</text:p>
              </table:table-cell>
              <table:table-cell office:value-type="float" office:value="829126000">
                <text:p>829126000</text:p>
              </table:table-cell>
              <table:table-cell office:value-type="float" office:value="829126000">
                <text:p>829126000</text:p>
              </table:table-cell>
              <table:table-cell office:value-type="float" office:value="829126000">
                <text:p>829126000</text:p>
              </table:table-cell>
              <table:table-cell office:value-type="float" office:value="829126000">
                <text:p>829126000</text:p>
              </table:table-cell>
              <table:table-cell office:value-type="float" office:value="829126000">
                <text:p>829126000</text:p>
              </table:table-cell>
              <table:table-cell office:value-type="float" office:value="829126000">
                <text:p>829126000</text:p>
              </table:table-cell>
              <table:table-cell office:value-type="float" office:value="829126000">
                <text:p>829126000</text:p>
              </table:table-cell>
              <table:table-cell office:value-type="float" office:value="829126000">
                <text:p>829126000</text:p>
              </table:table-cell>
              <table:table-cell office:value-type="float" office:value="829126000">
                <text:p>829126000</text:p>
              </table:table-cell>
              <table:table-cell office:value-type="float" office:value="829126000">
                <text:p>829126000</text:p>
              </table:table-cell>
              <table:table-cell office:value-type="float" office:value="829126000">
                <text:p>829126000</text:p>
              </table:table-cell>
              <table:table-cell office:value-type="float" office:value="829126000">
                <text:p>829126000</text:p>
              </table:table-cell>
              <table:table-cell office:value-type="float" office:value="829126000">
                <text:p>829126000</text:p>
              </table:table-cell>
              <table:table-cell office:value-type="float" office:value="836267000">
                <text:p>83626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EED_0.A11:SEED_0.CX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EED_0.A12:SEED_0.CX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6267000">
                <text:p>836267000</text:p>
              </table:table-cell>
              <table:table-cell office:value-type="float" office:value="836275000">
                <text:p>836275000</text:p>
              </table:table-cell>
              <table:table-cell office:value-type="float" office:value="836267000">
                <text:p>836267000</text:p>
              </table:table-cell>
              <table:table-cell office:value-type="float" office:value="836267000">
                <text:p>836267000</text:p>
              </table:table-cell>
              <table:table-cell office:value-type="float" office:value="836267000">
                <text:p>836267000</text:p>
              </table:table-cell>
              <table:table-cell office:value-type="float" office:value="836267000">
                <text:p>836267000</text:p>
              </table:table-cell>
              <table:table-cell office:value-type="float" office:value="836267000">
                <text:p>836267000</text:p>
              </table:table-cell>
              <table:table-cell office:value-type="float" office:value="836275000">
                <text:p>836275000</text:p>
              </table:table-cell>
              <table:table-cell office:value-type="float" office:value="836275000">
                <text:p>836275000</text:p>
              </table:table-cell>
              <table:table-cell office:value-type="float" office:value="836267000">
                <text:p>836267000</text:p>
              </table:table-cell>
              <table:table-cell office:value-type="float" office:value="836275000">
                <text:p>836275000</text:p>
              </table:table-cell>
              <table:table-cell office:value-type="float" office:value="836267000">
                <text:p>836267000</text:p>
              </table:table-cell>
              <table:table-cell office:value-type="float" office:value="836275000">
                <text:p>836275000</text:p>
              </table:table-cell>
              <table:table-cell office:value-type="float" office:value="836267000">
                <text:p>836267000</text:p>
              </table:table-cell>
              <table:table-cell office:value-type="float" office:value="836275000">
                <text:p>836275000</text:p>
              </table:table-cell>
              <table:table-cell office:value-type="float" office:value="836267000">
                <text:p>836267000</text:p>
              </table:table-cell>
              <table:table-cell office:value-type="float" office:value="836267000">
                <text:p>836267000</text:p>
              </table:table-cell>
              <table:table-cell office:value-type="float" office:value="836267000">
                <text:p>836267000</text:p>
              </table:table-cell>
              <table:table-cell office:value-type="float" office:value="836275000">
                <text:p>836275000</text:p>
              </table:table-cell>
              <table:table-cell office:value-type="float" office:value="836275000">
                <text:p>836275000</text:p>
              </table:table-cell>
              <table:table-cell office:value-type="float" office:value="836275000">
                <text:p>836275000</text:p>
              </table:table-cell>
              <table:table-cell office:value-type="float" office:value="836267000">
                <text:p>836267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